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ContextImpl.NamespaceContextImpl( Map &lt; String , String &gt;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Impl.NamespaceContex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Impl.setNamespaces( Map &lt; String , String &gt;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ContextImpl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ontextImpl.getPrefix( String ns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amespaceContextImpl.getPrefixes( String ns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amespaceContextImpl.getNamespaceURI(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